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Heading">
      <style:text-properties fo:color="#008080" style:text-underline-style="solid" style:text-underline-width="auto" style:text-underline-color="font-color"/>
    </style:style>
    <style:style style:name="P5" style:family="paragraph" style:parent-style-name="Heading">
      <style:paragraph-properties fo:padding="0cm" fo:border="none" style:shadow="none"/>
      <style:text-properties fo:color="#008080" style:text-underline-style="solid" style:text-underline-width="auto" style:text-underline-color="font-color"/>
    </style:style>
    <style:style style:name="P6" style:family="paragraph" style:parent-style-name="Standard" style:list-style-name="L1">
      <style:text-properties fo:font-size="9pt" style:font-size-asian="9pt" style:font-size-complex="9pt"/>
    </style:style>
    <style:style style:name="P7" style:family="paragraph" style:parent-style-name="Standard" style:list-style-name="L2">
      <style:text-properties fo:font-size="9pt" style:font-size-asian="9pt" style:font-size-complex="9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Heading">
      <style:text-properties fo:color="#008080" style:text-underline-style="solid" style:text-underline-width="auto" style:text-underline-color="font-color"/>
    </style:style>
    <style:style style:name="T1" style:family="text">
      <style:text-properties fo:color="#00808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2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○">
        <style:text-properties style:font-name="StarSymbol"/>
      </text:list-level-style-bullet>
      <text:list-level-style-bullet text:level="3" text:style-name="Bullet_20_Symbols" style:num-suffix="." text:bullet-char="■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○">
        <style:text-properties style:font-name="StarSymbol"/>
      </text:list-level-style-bullet>
      <text:list-level-style-bullet text:level="6" text:style-name="Bullet_20_Symbols" style:num-suffix="." text:bullet-char="■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○">
        <style:text-properties style:font-name="StarSymbol"/>
      </text:list-level-style-bullet>
      <text:list-level-style-bullet text:level="9" text:style-name="Bullet_20_Symbols" style:num-suffix="." text:bullet-char="■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yCon France 2009</text:p>
      <text:p text:style-name="P5">Formulaire d’engagement de Sponsoring <text:s text:c="57"/></text:p>
      <text:p text:style-name="P1">Je soussigné ______________, m'engage au nom de l'entité ______________, à sponsoriser l’organisation de PyCon France 2009 pour un montant décrit dans ce formulaire.</text:p>
      <text:p text:style-name="Heading">Niveau de sponsoring <text:s text:c="88"/></text:p>
      <text:list text:style-name="L1">
        <text:list-item>
          <text:p text:style-name="P6"><text:s/>Sponsors Web &amp; Mail : 200 € <text:s text:c="8"/></text:p>
        </text:list-item>
        <text:list-item>
          <text:p text:style-name="P6"><text:s/>Sponsors Full : 500 €</text:p>
        </text:list-item>
      </text:list>
      <text:p text:style-name="P3"/>
      <text:p text:style-name="P3">Choix : ___</text:p>
      <text:p text:style-name="P3"/>
      <text:p text:style-name="P3">Si vous souhaitez donner un montant libre, veuillez l'indiquer <text:s/>___________ € (minimum 200)</text:p>
      <text:p text:style-name="P3"/>
      <text:p text:style-name="P3">Dans ce cas de figure, le niveau de sponsoring est calculé en fonction du montant : </text:p>
      <text:p text:style-name="P3"/>
      <text:list text:style-name="L2">
        <text:list-item>
          <text:p text:style-name="P7">s'il est supérieur ou égal à 500 euros : Sponsor Full</text:p>
        </text:list-item>
        <text:list-item>
          <text:p text:style-name="P7">s'il est supérieur ou égal à 200 euros : Sponsors Web &amp; Mail</text:p>
        </text:list-item>
      </text:list>
      <text:p text:style-name="P4">Informations contact</text:p>
      <text:p text:style-name="P3">Contact ______________________________________________ <text:s/>Titre ______________________________________</text:p>
      <text:p text:style-name="P3">Adresse (rue) _____________________________________________________________________________________</text:p>
      <text:p text:style-name="P3">Ville ____________________________________ <text:s/>Région / État ____________________ Code Postal _____________</text:p>
      <text:p text:style-name="P3">Pays _________________________________________ Email _____________________________________________</text:p>
      <text:p text:style-name="P3">Téléphone ______________________________________ Fax _____________________________________________</text:p>
      <text:p text:style-name="P4">Modalités de paiement et politique d’annulation <text:s text:c="47"/></text:p>
      <text:p text:style-name="P3">Au regard de l’opportunité de sponsoriser l’évènement PyCon France 2009 et en contrepartie des avantages associés au niveau de Sponsoring _______________________, nous nous engageons à payer au moins 50% du montant total (_____________€) à l’association « AFPy » en tant qu’organisatrice de l’évènement, dans les 30 jours à compter de la date de signature, le solde étant dû au plus tard le 30 avril 2009.</text:p>
      <text:p text:style-name="P3"/>
      <text:p text:style-name="P3">Toute demande d’annulation du sponsoring doit être reçue par écrit, au plus tard le 31 mars 2009. Tout paiement déjà effectué ne pourra être remboursé.</text:p>
      <text:p text:style-name="P3"/>
      <text:p text:style-name="P3">Tous les paiements doivent-être effectués en Euros (€).</text:p>
      <text:p text:style-name="Heading">Méthode de paiment <text:s text:c="90"/></text:p>
      <text:p text:style-name="P1">___ Paiement Paypal sur le compte « tresorier@afpy.org » (à privilégier)</text:p>
      <text:p text:style-name="P1"/>
      <text:p text:style-name="P1">___ Virement à l’ordre de « Association Francophone Python », sur le compte :</text:p>
      <text:p text:style-name="P1"/>
      <text:p text:style-name="P1">Banque <text:s text:c="10"/>30003 <text:s text:c="16"/>Guichet <text:s text:c="7"/>03120 <text:s text:c="9"/><text:tab/><text:tab/>N°Compte <text:s text:c="5"/>000050765171 16</text:p>
      <text:p text:style-name="P1">Adresse <text:s text:c="9"/>Société Générale – Paris Montmartre</text:p>
      <text:p text:style-name="P1">IBAN <text:s text:c="13"/>FR76 3000 3031 2000 0507 6517 116</text:p>
      <text:p text:style-name="P1"/>
      <text:p text:style-name="P1">___ Chèque à l’ordre de « Association Francophone Python »</text:p>
      <text:p text:style-name="P1"/>
      <text:p text:style-name="P1"><text:tab/>Contact :<text:tab/><text:tab/> <text:s text:c="30"/><text:tab/>Les documents doivent être adressés à :</text:p>
      <text:p text:style-name="P1"><text:tab/>Sébastien Douche <text:s text:c="43"/><text:tab/>Association Francophone Python</text:p>
      <text:p text:style-name="P1"><text:tab/>Fax : +33 (0)1.78.09.07.01 <text:s text:c="33"/><text:tab/>c/o Sébastien Douche</text:p>
      <text:p text:style-name="P1"><text:tab/>Email : orga@pycon.fr (scan ou PDF) <text:s text:c="23"/>10, rue Vaudétard</text:p>
      <text:p text:style-name="P1"><text:tab/><text:tab/><text:tab/><text:tab/><text:tab/><text:tab/><text:tab/>92130 Issy les Moulineaux</text:p>
      <text:p text:style-name="P1"/>
      <text:p text:style-name="P2">Instructions : Remplissez toutes les sections, signez et renvoyez à l’adresse ci-dessous. Merci d’effectuer une copie pour vos archives. Après acceptation de votre dossier de sponsoring, les organisateurs vous enverront un email de confirmation de votre particip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ébastien Douche</meta:initial-creator>
    <meta:creation-date>2009-02-01T16:35:06</meta:creation-date>
    <dc:creator>Olivier Grisel</dc:creator>
    <dc:date>2009-04-25T15:51:08</dc:date>
    <meta:printed-by>Sébastien Douche</meta:printed-by>
    <meta:print-date>2009-02-15T17:12:25</meta:print-date>
    <meta:editing-cycles>13</meta:editing-cycles>
    <meta:editing-duration>PT3H15M0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0" meta:object-count="0" meta:page-count="1" meta:paragraph-count="34" meta:word-count="321" meta:character-count="3122"/>
  </office:meta>
</office:document-meta>
</file>